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ink&amp;j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_AMR_URDF_v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ent link</text:p>
          </table:table-cell>
          <table:table-cell office:value-type="string" calcext:value-type="string">
            <text:p>children c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_link</text:p>
          </table:table-cell>
          <table:table-cell office:value-type="string" calcext:value-type="string">
            <text:p>laser_link</text:p>
          </table:table-cell>
          <table:table-cell office:value-type="string" calcext:value-type="string">
            <text:p>imu_link</text:p>
          </table:table-cell>
          <table:table-cell office:value-type="string" calcext:value-type="string">
            <text:p>laser_link2(rear lidar spo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76499999485128" calcext:value-type="float">
            <text:p>0.76499999485128</text:p>
          </table:table-cell>
          <table:table-cell table:style-name="ce1" office:value-type="float" office:value="0.818000000000031" calcext:value-type="float">
            <text:p>0.818000000000031</text:p>
          </table:table-cell>
          <table:table-cell table:style-name="ce1" office:value-type="float" office:value="-0.765000005148736" calcext:value-type="float">
            <text:p>-0.765000005148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739989872766514" calcext:value-type="float">
            <text:p>-0.739989872766514</text:p>
          </table:table-cell>
          <table:table-cell table:style-name="ce1" office:value-type="float" office:value="-0.236989872766201" calcext:value-type="float">
            <text:p>-0.236989872766201</text:p>
          </table:table-cell>
          <table:table-cell table:style-name="ce1" office:value-type="float" office:value="-0.733989872766535" calcext:value-type="float">
            <text:p>-0.733989872766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567510000000008" calcext:value-type="float">
            <text:p>0.567510000000008</text:p>
          </table:table-cell>
          <table:table-cell table:style-name="ce1" office:value-type="float" office:value="0.485510000000965" calcext:value-type="float">
            <text:p>0.485510000000965</text:p>
          </table:table-cell>
          <table:table-cell table:style-name="ce1" office:value-type="float" office:value="0.567509999999994" calcext:value-type="float">
            <text:p>0.567509999999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6:09:16.495559379</meta:creation-date>
    <dc:date>2023-05-23T16:28:11.751793618</dc:date>
    <meta:editing-duration>PT18M56S</meta:editing-duration>
    <meta:editing-cycles>3</meta:editing-cycles>
    <meta:generator>LibreOffice/6.4.7.2$Linux_X86_64 LibreOffice_project/40$Build-2</meta:generator>
    <meta:document-statistic meta:table-count="1" meta:cell-count="20" meta:object-count="0"/>
  </office:meta>
</office:document-meta>
</file>